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Fett" style:font-family-generic="roman" style:font-pitch="variable"/>
    <style:font-face style:name="Liberation Serif3" svg:font-family="'Liberation Serif'" style:font-adornments="Standard" style:font-family-generic="roman" style:font-pitch="variable"/>
    <style:font-face style:name="Lucida Sans" svg:font-family="'Lucida Sans'" style:font-family-generic="swiss"/>
    <style:font-face style:name="Lucida Sans Typewriter" svg:font-family="'Lucida Sans Typewriter'" style:font-family-generic="modern" style:font-pitch="fixed"/>
    <style:font-face style:name="Lucida Sans Typewriter1" svg:font-family="'Lucida Sans Typewriter'" style:font-family-generic="modern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style:text-underline-style="solid" style:text-underline-width="auto" style:text-underline-color="font-color" officeooo:rsid="00196137" officeooo:paragraph-rsid="00196137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paragraph-rsid="006d4065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Text_20_body">
      <style:paragraph-properties fo:text-align="justify" style:justify-single-word="false"/>
      <style:text-properties officeooo:rsid="0067b856" officeooo:paragraph-rsid="0067b856"/>
    </style:style>
    <style:style style:name="P9" style:family="paragraph" style:parent-style-name="Text_20_body">
      <style:paragraph-properties fo:text-align="justify" style:justify-single-word="false"/>
      <style:text-properties officeooo:rsid="0068995b" officeooo:paragraph-rsid="0068995b"/>
    </style:style>
    <style:style style:name="P10" style:family="paragraph" style:parent-style-name="Text_20_body">
      <style:paragraph-properties fo:text-align="justify" style:justify-single-word="false"/>
      <style:text-properties officeooo:rsid="007de2e7" officeooo:paragraph-rsid="007de2e7"/>
    </style:style>
    <style:style style:name="P11" style:family="paragraph" style:parent-style-name="Text_20_body">
      <style:paragraph-properties fo:text-align="justify" style:justify-single-word="false"/>
      <style:text-properties officeooo:rsid="0080cfba" officeooo:paragraph-rsid="0080cfba"/>
    </style:style>
    <style:style style:name="P12" style:family="paragraph" style:parent-style-name="Text_20_body">
      <style:paragraph-properties fo:text-align="justify" style:justify-single-word="false"/>
      <style:text-properties officeooo:rsid="0080cfba" officeooo:paragraph-rsid="008573be"/>
    </style:style>
    <style:style style:name="P13" style:family="paragraph" style:parent-style-name="Text_20_body">
      <style:paragraph-properties fo:text-align="justify" style:justify-single-word="false"/>
      <style:text-properties officeooo:rsid="0085f42a" officeooo:paragraph-rsid="0085f42a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text-align="justify" style:justify-single-word="false" fo:break-before="page"/>
      <style:text-properties style:font-name="Liberation Serif3" fo:font-size="18.2000007629395pt" fo:font-weight="bold" officeooo:rsid="00571d45" officeooo:paragraph-rsid="00571d45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17" style:family="paragraph" style:parent-style-name="Heading_20_1" style:list-style-name=""/>
    <style:style style:name="P18" style:family="paragraph" style:parent-style-name="Heading_20_1" style:list-style-name="">
      <style:paragraph-properties fo:break-before="page"/>
      <style:text-properties officeooo:rsid="0080cfba" officeooo:paragraph-rsid="00879f00"/>
    </style:style>
    <style:style style:name="P19" style:family="paragraph" style:parent-style-name="Heading_20_2">
      <style:paragraph-properties fo:text-align="justify" style:justify-single-word="false"/>
    </style:style>
    <style:style style:name="P20" style:family="paragraph" style:parent-style-name="Heading_20_2" style:list-style-name="">
      <style:paragraph-properties fo:text-align="justify" style:justify-single-word="false"/>
    </style:style>
    <style:style style:name="P21" style:family="paragraph" style:parent-style-name="Heading_20_2" style:list-style-name=""/>
    <style:style style:name="P22" style:family="paragraph" style:parent-style-name="Heading_20_3" style:list-style-name=""/>
    <style:style style:name="P23" style:family="paragraph" style:parent-style-name="Heading_20_3" style:list-style-name="">
      <style:paragraph-properties fo:break-before="page"/>
    </style:style>
    <style:style style:name="P24" style:family="paragraph" style:parent-style-name="Standard" style:list-style-name="L1">
      <style:paragraph-properties fo:text-align="justify" style:justify-single-word="false"/>
    </style:style>
    <style:style style:name="P25" style:family="paragraph" style:parent-style-name="Standard">
      <style:paragraph-properties fo:text-align="justify" style:justify-single-word="false"/>
    </style:style>
    <style:style style:name="P26" style:family="paragraph" style:parent-style-name="Standard" style:list-style-name="">
      <style:paragraph-properties fo:text-align="justify" style:justify-single-word="false"/>
      <style:text-properties officeooo:paragraph-rsid="009064dc"/>
    </style:style>
    <style:style style:name="P27" style:family="paragraph" style:parent-style-name="Standard" style:list-style-name="">
      <style:paragraph-properties fo:text-align="justify" style:justify-single-word="false"/>
      <style:text-properties officeooo:rsid="009064dc" officeooo:paragraph-rsid="009064dc"/>
    </style:style>
    <style:style style:name="P28" style:family="paragraph" style:parent-style-name="Text_20_body" style:list-style-name="L1">
      <style:paragraph-properties fo:text-align="justify" style:justify-single-word="false"/>
      <style:text-properties officeooo:rsid="0068995b" officeooo:paragraph-rsid="0068995b"/>
    </style:style>
    <style:style style:name="P29" style:family="paragraph" style:parent-style-name="Text_20_body" style:list-style-name="">
      <style:paragraph-properties fo:text-align="justify" style:justify-single-word="false"/>
      <style:text-properties officeooo:paragraph-rsid="009064dc"/>
    </style:style>
    <style:style style:name="P30" style:family="paragraph" style:parent-style-name="Text_20_body">
      <style:paragraph-properties fo:text-align="justify" style:justify-single-word="false"/>
      <style:text-properties officeooo:rsid="008f3e1b" officeooo:paragraph-rsid="008f3e1b"/>
    </style:style>
    <style:style style:name="P31" style:family="paragraph" style:parent-style-name="Text_20_body">
      <style:paragraph-properties fo:text-align="justify" style:justify-single-word="false"/>
      <style:text-properties officeooo:rsid="008f635b" officeooo:paragraph-rsid="008f635b"/>
    </style:style>
    <style:style style:name="P32" style:family="paragraph" style:parent-style-name="Text_20_body" style:list-style-name="">
      <style:paragraph-properties fo:text-align="justify" style:justify-single-word="false"/>
      <style:text-properties officeooo:rsid="009064dc" officeooo:paragraph-rsid="009064dc"/>
    </style:style>
    <style:style style:name="P33" style:family="paragraph" style:parent-style-name="Text_20_body" style:list-style-name="">
      <style:text-properties officeooo:rsid="0080cfba" officeooo:paragraph-rsid="00879f00"/>
    </style:style>
    <style:style style:name="P34" style:family="paragraph">
      <loext:graphic-properties draw:fill="solid" draw:fill-color="#f8f8f8"/>
      <style:paragraph-properties style:writing-mode="lr-tb"/>
      <style:text-properties style:font-name="Liberation Mono" fo:font-size="9pt" style:font-size-asian="9pt" style:font-size-complex="9pt"/>
    </style:style>
    <style:style style:name="P35" style:family="paragraph">
      <loext:graphic-properties draw:fill="solid" draw:fill-color="#f8f8f8"/>
      <style:paragraph-properties style:writing-mode="lr-tb"/>
      <style:text-properties style:font-name="Lucida Sans Typewriter" fo:font-size="9pt" style:font-size-asian="9pt" style:font-size-complex="9pt"/>
    </style:style>
    <style:style style:name="T1" style:family="text">
      <style:text-properties officeooo:rsid="0064f6d7"/>
    </style:style>
    <style:style style:name="T2" style:family="text">
      <style:text-properties fo:color="#000000" loext:opacity="100%" style:font-name="Liberation Mono2" fo:font-size="12pt" fo:font-style="normal" style:text-underline-style="none" fo:font-weight="normal" style:font-size-asian="12pt" style:font-style-asian="normal" style:font-weight-asian="normal" style:font-size-complex="12pt"/>
    </style:style>
    <style:style style:name="T3" style:family="text">
      <style:text-properties fo:color="#000000" loext:opacity="100%" style:font-name="Liberation Mono2" fo:font-size="12pt" fo:font-style="normal" style:text-underline-style="none" fo:font-weight="normal" officeooo:rsid="008f3e1b" style:font-size-asian="12pt" style:font-style-asian="normal" style:font-weight-asian="normal" style:font-size-complex="12pt"/>
    </style:style>
    <style:style style:name="T4" style:family="text">
      <style:text-properties fo:color="#000000" loext:opacity="100%" style:font-name="Liberation Mono2" fo:font-size="12pt" fo:font-style="normal" style:text-underline-style="none" fo:font-weight="normal" style:font-size-asian="12pt" style:font-style-asian="normal" style:font-weight-asian="normal" style:font-size-complex="12pt"/>
    </style:style>
    <style:style style:name="T5" style:family="text">
      <style:text-properties officeooo:rsid="0067b856"/>
    </style:style>
    <style:style style:name="T6" style:family="text">
      <style:text-properties style:font-name="Liberation Mono"/>
    </style:style>
    <style:style style:name="T7" style:family="text">
      <style:text-properties style:font-name="Liberation Mono" officeooo:rsid="0067b856"/>
    </style:style>
    <style:style style:name="T8" style:family="text">
      <style:text-properties style:font-name="Liberation Mono" officeooo:rsid="008f3e1b"/>
    </style:style>
    <style:style style:name="T9" style:family="text">
      <style:text-properties officeooo:rsid="0068995b"/>
    </style:style>
    <style:style style:name="T10" style:family="text">
      <style:text-properties officeooo:rsid="006b74ef"/>
    </style:style>
    <style:style style:name="T11" style:family="text">
      <style:text-properties officeooo:rsid="006d4065"/>
    </style:style>
    <style:style style:name="T12" style:family="text">
      <style:text-properties officeooo:rsid="006eb5b7"/>
    </style:style>
    <style:style style:name="T13" style:family="text">
      <style:text-properties officeooo:rsid="0070293e"/>
    </style:style>
    <style:style style:name="T14" style:family="text">
      <style:text-properties fo:color="#666666" loext:opacity="100%" style:font-name="Liberation Mono2" fo:font-size="12pt" fo:font-style="normal" style:text-underline-style="none" fo:font-weight="normal" style:font-size-asian="12pt" style:font-style-asian="normal" style:font-weight-asian="normal" style:font-size-complex="12pt"/>
    </style:style>
    <style:style style:name="T15" style:family="text">
      <style:text-properties officeooo:rsid="008f3e1b"/>
    </style:style>
    <style:style style:name="T16" style:family="text">
      <style:text-properties officeooo:rsid="009064dc"/>
    </style:style>
    <style:style style:name="T17" style:family="text">
      <style:text-properties officeooo:rsid="0091c2c4"/>
    </style:style>
    <style:style style:name="T18" style:family="text">
      <style:text-properties fo:color="#000000" loext:opacity="100%" style:font-name="Liberation Mono" fo:font-size="9pt" fo:language="zxx" fo:country="none" fo:font-style="normal" style:text-underline-style="none" fo:font-weight="normal" style:font-size-asian="9pt" style:font-size-complex="9pt"/>
    </style:style>
    <style:style style:name="T19" style:family="text">
      <style:text-properties fo:color="#3d7b7b" loext:opacity="100%" style:font-name="Liberation Mono" fo:font-size="9pt" fo:language="zxx" fo:country="none" fo:font-style="italic" style:text-underline-style="none" fo:font-weight="normal" style:font-size-asian="9pt" style:font-size-complex="9pt"/>
    </style:style>
    <style:style style:name="T20" style:family="text">
      <style:text-properties fo:color="#008000" loext:opacity="100%" style:font-name="Liberation Mono" fo:font-size="9pt" fo:language="zxx" fo:country="none" fo:font-style="normal" style:text-underline-style="none" fo:font-weight="bold" style:font-size-asian="9pt" style:font-size-complex="9pt"/>
    </style:style>
    <style:style style:name="T21" style:family="text">
      <style:text-properties fo:color="#687822" loext:opacity="100%" style:font-name="Liberation Mono" fo:font-size="9pt" fo:language="zxx" fo:country="none" fo:font-style="normal" style:text-underline-style="none" fo:font-weight="normal" style:font-size-asian="9pt" style:font-size-complex="9pt"/>
    </style:style>
    <style:style style:name="T22" style:family="text">
      <style:text-properties fo:color="#ba2121" loext:opacity="100%" style:font-name="Liberation Mono" fo:font-size="9pt" fo:language="zxx" fo:country="none" fo:font-style="normal" style:text-underline-style="none" fo:font-weight="normal" style:font-size-asian="9pt" style:font-size-complex="9pt"/>
    </style:style>
    <style:style style:name="T23" style:family="text">
      <style:text-properties fo:color="#9c6500" loext:opacity="100%" style:font-name="Liberation Mono" fo:font-size="9pt" fo:language="zxx" fo:country="none" fo:font-style="normal" style:text-underline-style="none" fo:font-weight="normal" style:font-size-asian="9pt" style:font-size-complex="9pt"/>
    </style:style>
    <style:style style:name="T24" style:family="text">
      <style:text-properties style:font-name="Liberation Mono" fo:font-size="9pt" fo:language="zxx" fo:country="none" fo:font-style="normal" style:text-underline-style="none" fo:font-weight="normal" style:font-size-asian="9pt" style:font-size-complex="9pt"/>
    </style:style>
    <style:style style:name="T25" style:family="text">
      <style:text-properties fo:color="#000000" loext:opacity="100%" style:font-name="Lucida Sans Typewriter" fo:font-size="9pt" fo:language="zxx" fo:country="none" fo:font-style="normal" style:text-underline-style="none" fo:font-weight="normal" style:font-size-asian="9pt" style:font-size-complex="9pt"/>
    </style:style>
    <style:style style:name="T26" style:family="text">
      <style:text-properties fo:color="#3d7b7b" loext:opacity="100%" style:font-name="Lucida Sans Typewriter" fo:font-size="9pt" fo:language="zxx" fo:country="none" fo:font-style="italic" style:text-underline-style="none" fo:font-weight="normal" style:font-size-asian="9pt" style:font-size-complex="9pt"/>
    </style:style>
    <style:style style:name="T27" style:family="text">
      <style:text-properties fo:color="#666666" loext:opacity="100%" style:font-name="Lucida Sans Typewriter" fo:font-size="9pt" fo:language="zxx" fo:country="none" fo:font-style="normal" style:text-underline-style="none" fo:font-weight="normal" style:font-size-asian="9pt" style:font-size-complex="9pt"/>
    </style:style>
    <style:style style:name="T28" style:family="text">
      <style:text-properties fo:color="#ba2121" loext:opacity="100%" style:font-name="Lucida Sans Typewriter" fo:font-size="9pt" fo:language="zxx" fo:country="none" fo:font-style="normal" style:text-underline-style="none" fo:font-weight="normal" style:font-size-asian="9pt" style:font-size-complex="9pt"/>
    </style:style>
    <style:style style:name="T29" style:family="text">
      <style:text-properties fo:color="#008000" loext:opacity="100%" style:font-name="Lucida Sans Typewriter" fo:font-size="9pt" fo:language="zxx" fo:country="none" fo:font-style="normal" style:text-underline-style="none" fo:font-weight="bold" style:font-size-asian="9pt" style:font-size-complex="9pt"/>
    </style:style>
    <style:style style:name="T30" style:family="text">
      <style:text-properties fo:color="#0000ff" loext:opacity="100%" style:font-name="Lucida Sans Typewriter" fo:font-size="9pt" fo:language="zxx" fo:country="none" fo:font-style="normal" style:text-underline-style="none" fo:font-weight="normal" style:font-size-asian="9pt" style:font-size-complex="9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ch2_options="{'Style': 'default', 'Language': 'XML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fo:min-height="11.47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ch2_options="{'Style': 'default', 'Language': 'XML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fo:min-height="22.67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ch2_options="{'Style': 'default', 'Language': 'XML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fo:min-height="1.08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ch2_options="{'Style': 'default', 'Language': 'Lua', 'UseCharStyles': False, 'LineNumberRatio': 100, 'LineNumberStart': 1, 'MasterCharStyle': '', 'ShowLineNumbers': 1, 'ColourizeBackground': 1, 'LineNumberSeparator': '  ', 'StoreOptionsWithSnippet': 1}" draw:stroke="none" svg:stroke-color="#000000" draw:fill="solid" draw:fill-color="#f8f8f8" fo:min-height="1.08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ch2_options="{'Style': 'default', 'Language': 'Lua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fo:min-height="3.31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ch2_options="{'Style': 'default', 'Language': 'Lua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fo:min-height="5.24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3">
          <text:index-title-template text:style-name="Contents_20_Heading">Inhal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</text:p>
          </text:index-title>
          <text:p text:style-name="P5"><text:a xlink:type="simple" xlink:href="#__RefHeading___Toc233_1919553838" text:style-name="Index_20_Link" text:visited-style-name="Index_20_Link">Verwendung<text:tab/>2</text:a></text:p>
          <text:p text:style-name="P6"><text:a xlink:type="simple" xlink:href="#__RefHeading___Toc274_3349791370" text:style-name="Index_20_Link" text:visited-style-name="Index_20_Link">Grundlagen<text:tab/>2</text:a></text:p>
          <text:p text:style-name="P6"><text:a xlink:type="simple" xlink:href="#__RefHeading___Toc286_3349791370" text:style-name="Index_20_Link" text:visited-style-name="Index_20_Link">Seiten erstellen<text:tab/>2</text:a></text:p>
          <text:p text:style-name="P5"><text:a xlink:type="simple" xlink:href="#__RefHeading___Toc1026_1255792522" text:style-name="Index_20_Link" text:visited-style-name="Index_20_Link">CS-Dateien<text:tab/>3</text:a></text:p>
          <text:p text:style-name="P6"><text:a xlink:type="simple" xlink:href="#__RefHeading___Toc1028_1255792522" text:style-name="Index_20_Link" text:visited-style-name="Index_20_Link">Dateien vorbereiten<text:tab/>3</text:a></text:p>
          <text:p text:style-name="P6"><text:a xlink:type="simple" xlink:href="#__RefHeading___Toc1030_1255792522" text:style-name="Index_20_Link" text:visited-style-name="Index_20_Link">Beispieldatei<text:tab/>4</text:a></text:p>
        </text:index-body>
      </text:table-of-content>
      <text:p text:style-name="P2"/>
      <text:p text:style-name="P2"/>
      <text:h text:style-name="P16" text:outline-level="1" text:is-list-header="true"><text:bookmark-start text:name="__RefHeading___Toc233_1919553838"/>Verwendung<text:bookmark-end text:name="__RefHeading___Toc233_1919553838"/></text:h>
      <text:p text:style-name="P30">Cutscenes – Kameraflüge – dienen zur Inszenesetzung der Landschaft.</text:p>
      <text:p text:style-name="P2">Sie sind nicht dafür gedacht, lange Texte darzustellen! Der Spieler soll den Kameraflug genießen.</text:p>
      <text:p text:style-name="P30">Du kannst jedoch Handlung von Spielfiguren darstellen lassen.</text:p>
      <text:p text:style-name="Standard"><text:span text:style-name="T15">Cutscenes</text:span> <text:span text:style-name="T5">kannst Du</text:span> an Quests <text:span text:style-name="T5">anbinden</text:span> – <text:span text:style-name="T5">musst Du aber nicht</text:span>.</text:p>
      <text:h text:style-name="P19" text:outline-level="2" text:is-list-header="true"><text:bookmark-start text:name="__RefHeading___Toc274_3349791370"/>Grundlagen<text:bookmark-end text:name="__RefHeading___Toc274_3349791370"/></text:h>
      <text:p text:style-name="P8"><text:span text:style-name="T15">Cutscenes</text:span> stehen innerhalb einer Lua-Funktion im globalen Skript.</text:p>
      <text:p text:style-name="P8">Die folgende Funktion kannst Du als Kopiervorlage verwenden.</text:p>
      <text:p text:style-name="P3"><draw:frame text:anchor-type="paragraph" draw:z-index="0" draw:name="Textrahmen 1" draw:style-name="gr6" draw:text-style-name="P35" svg:width="16.934cm" svg:height="5.25cm" svg:x="0.019cm" svg:y="-0.139cm"><draw:text-box><text:p><text:span text:style-name="T29">function</text:span><text:span text:style-name="T25"> </text:span><text:span text:style-name="T30">Cutscene1</text:span><text:span text:style-name="T25">(_Name, _PlayerID)</text:span></text:p><text:p><text:span text:style-name="T25"><text:s text:c="4"/></text:span><text:span text:style-name="T29">local</text:span><text:span text:style-name="T25"> Cutscene </text:span><text:span text:style-name="T27">=</text:span><text:span text:style-name="T25"> {};</text:span></text:p><text:p><text:span text:style-name="T25"><text:s text:c="4"/></text:span><text:span text:style-name="T29">local</text:span><text:span text:style-name="T25"> AP </text:span><text:span text:style-name="T27">=</text:span><text:span text:style-name="T25"> API.AddCutscenePages(Cutscene);</text:span></text:p><text:p><text:span text:style-name="T25"/></text:p><text:p><text:span text:style-name="T25"><text:s text:c="4"/></text:span><text:span text:style-name="T26">-- Aufrufe von AP um Seiten zu erstellen</text:span></text:p><text:p><text:span text:style-name="T25"/></text:p><text:p><text:span text:style-name="T25"><text:s text:c="4"/></text:span><text:span text:style-name="T25">Cutscene.Starting </text:span><text:span text:style-name="T27">=</text:span><text:span text:style-name="T25"> </text:span><text:span text:style-name="T29">function</text:span><text:span text:style-name="T25">(_Data)</text:span></text:p><text:p><text:span text:style-name="T25"><text:s text:c="8"/></text:span><text:span text:style-name="T26">-- Mach was tolles hier wenn es anfängt.</text:span></text:p><text:p><text:span text:style-name="T25"><text:s text:c="4"/></text:span><text:span text:style-name="T29">end</text:span></text:p><text:p><text:span text:style-name="T25"><text:s text:c="4"/></text:span><text:span text:style-name="T25">Cutscene.Finished </text:span><text:span text:style-name="T27">=</text:span><text:span text:style-name="T25"> </text:span><text:span text:style-name="T29">function</text:span><text:span text:style-name="T25">(_Data)</text:span></text:p><text:p><text:span text:style-name="T25"><text:s text:c="8"/></text:span><text:span text:style-name="T26">-- Mach was tolles hier wenn es endet.</text:span></text:p><text:p><text:span text:style-name="T25"><text:s text:c="4"/></text:span><text:span text:style-name="T29">end</text:span></text:p><text:p><text:span text:style-name="T25"><text:s text:c="4"/></text:span><text:span text:style-name="T25">API.StartCutscene(Cutscene, _Name, _PlayerID);</text:span></text:p><text:p><text:span text:style-name="T29">end</text:span></text:p></draw:text-box></draw:frame>Die Funktion muss die Parameter _<text:span text:style-name="T6">Name</text:span> und _<text:span text:style-name="T6">PlayerID</text:span> entgegen nehmen.</text:p>
      <text:p text:style-name="P2">Zuerst erstellst du eine Tabelle für den <text:span text:style-name="T15">Kameraflug</text:span>. Nenne sie z.B. <text:span text:style-name="T8">Cutscene</text:span>. Hier kannst Du einige Einstellungen für den <text:span text:style-name="T15">Kameraflug</text:span> vornehmen. Siehe dazu die Dokumentation.</text:p>
      <text:p text:style-name="P3"><text:span text:style-name="T10">Die Tabelle wird</text:span> zusammen mit <text:span text:style-name="T10">den Parametern</text:span> an das <text:span text:style-name="T15">Cutscene System</text:span> übergeben.</text:p>
      <text:p text:style-name="P2"><text:span text:style-name="T5">Mit der Funktion </text:span><text:span text:style-name="T2">API.Add</text:span><text:span text:style-name="T3">Cutscene</text:span><text:span text:style-name="T2">Pages</text:span><text:span text:style-name="T5"> werden die Funktionen für die </text:span><text:span text:style-name="T11">Seiten</text:span><text:span text:style-name="T5"> erzeugt.</text:span></text:p>
      <text:p text:style-name="P4"><text:span text:style-name="T5">Mit </text:span><text:span text:style-name="T7">AP</text:span><text:span text:style-name="T5"> erstellst Du die einzelnen </text:span><text:span text:style-name="T15">Seiten</text:span><text:span text:style-name="T5">.</text:span></text:p>
      <text:p text:style-name="P9">Die <text:span text:style-name="T15">Seiten</text:span> zeigen den <text:span text:style-name="T15">Kameraflug mit Begleittext an</text:span>.</text:p>
      <text:p text:style-name="P9"><text:span text:style-name="T11">Z</text:span>u Beginn und Ende des <text:span text:style-name="T15">Kamerafluges</text:span> <text:span text:style-name="T11">kannst du Funktionen </text:span>ausführen lassen.</text:p>
      <text:list text:style-name="L1">
        <text:list-item>
          <text:p text:style-name="P24"><text:span text:style-name="T6">Dialog.Starting</text:span> wird zu Beginn, vor der ersten <text:span text:style-name="T12">Seite</text:span>, ausgeführt.</text:p>
        </text:list-item>
        <text:list-item>
          <text:p text:style-name="P28"><text:span text:style-name="T6">Dialog.Finished</text:span> wird am Ende, nach der letzten <text:span text:style-name="T12">Seite</text:span>, ausgeführt.</text:p>
        </text:list-item>
      </text:list>
      <text:p text:style-name="Standard"><text:span text:style-name="T9">Abschließend </text:span><text:span text:style-name="T13">startest</text:span><text:span text:style-name="T12"> du den </text:span><text:span text:style-name="T15">Kameraflug</text:span><text:span text:style-name="T9"> </text:span><text:span text:style-name="T12">mit</text:span><text:span text:style-name="T9"> </text:span><text:span text:style-name="T2">API.Start</text:span><text:span text:style-name="T3">Cutscene</text:span><text:span text:style-name="T9">.</text:span></text:p>
      <text:h text:style-name="P20" text:outline-level="2"><text:bookmark-start text:name="__RefHeading___Toc286_3349791370"/>Seiten erstellen<text:bookmark-end text:name="__RefHeading___Toc286_3349791370"/></text:h>
      <text:p text:style-name="P31"><draw:frame text:anchor-type="paragraph" draw:z-index="1" draw:name="Textrahmen 2" draw:style-name="gr5" draw:text-style-name="P35" svg:width="16.961cm" svg:height="3.368cm" svg:x="0.026cm" svg:y="0.598cm"><draw:text-box><text:p><text:span text:style-name="T25">AP {</text:span></text:p><text:p><text:span text:style-name="T25"><text:s text:c="4"/></text:span><text:span text:style-name="T26">-- Dateiname der Cutscene ohne .cs</text:span></text:p><text:p><text:span text:style-name="T25"><text:s text:c="4"/></text:span><text:span text:style-name="T25">Flight <text:s text:c="6"/></text:span><text:span text:style-name="T27">=</text:span><text:span text:style-name="T25"> </text:span><text:span text:style-name="T28">"c02"</text:span><text:span text:style-name="T25">,</text:span></text:p><text:p><text:span text:style-name="T25"><text:s text:c="4"/></text:span><text:span text:style-name="T26">-- Maximale Renderdistanz</text:span></text:p><text:p><text:span text:style-name="T25"><text:s text:c="4"/></text:span><text:span text:style-name="T25">FarClipPlane </text:span><text:span text:style-name="T27">=</text:span><text:span text:style-name="T25"> </text:span><text:span text:style-name="T27">45000</text:span><text:span text:style-name="T25">,</text:span></text:p><text:p><text:span text:style-name="T25"><text:s text:c="4"/></text:span><text:span text:style-name="T26">-- Text</text:span></text:p><text:p><text:span text:style-name="T25"><text:s text:c="4"/></text:span><text:span text:style-name="T25">Title <text:s text:c="7"/></text:span><text:span text:style-name="T27">=</text:span><text:span text:style-name="T25"> </text:span><text:span text:style-name="T28">"Text des Titelfeld"</text:span><text:span text:style-name="T25">,</text:span></text:p><text:p><text:span text:style-name="T25"><text:s text:c="4"/></text:span><text:span text:style-name="T25">Text <text:s text:c="8"/></text:span><text:span text:style-name="T27">=</text:span><text:span text:style-name="T25"> </text:span><text:span text:style-name="T28">"Text der Seite"</text:span><text:span text:style-name="T25">,</text:span></text:p><text:p><text:span text:style-name="T25">};</text:span></text:p></draw:text-box></draw:frame>Eine Seite erstellst du mit der Funktion AP.</text:p>
      <text:h text:style-name="P17" text:outline-level="1"><text:bookmark-start text:name="__RefHeading___Toc1026_1255792522"/><text:soft-page-break/>CS-Dateien<text:bookmark-end text:name="__RefHeading___Toc1026_1255792522"/></text:h>
      <text:p text:style-name="P32">Die Kamerasteuerung einer Cutscene geschieht in einer XML-Datei.</text:p>
      <text:p text:style-name="P32">Allerdings muss die Dateiendung *.cs sein.</text:p>
      <text:p text:style-name="P32">CS-Dateien werden im Cutscene Editor erstellt. Mit dem Lua Debugger kannst Du diesen aktivieren. Er befindet sich im „Internal“ Menü.</text:p>
      <text:p text:style-name="P32">Die CS-Dateien werden direkt in die Map gepackt. Sie dürfen nicht in Unterordnern liegen!</text:p>
      <text:h text:style-name="P21" text:outline-level="2"><draw:frame text:anchor-type="paragraph" draw:z-index="2" draw:name="Form1_5" draw:style-name="gr4" draw:text-style-name="P34" svg:width="17.013cm" svg:height="1.442cm" svg:x="0.034cm" svg:y="-0.199cm"><draw:text-box><text:p><text:span text:style-name="T24">mapname.s6xmap.unpacked</text:span></text:p><text:p><text:span text:style-name="T24">|-- maps/externalmap/mapname</text:span></text:p><text:p><text:span text:style-name="T24"><text:s text:c="4"/></text:span><text:span text:style-name="T24">|-- cutscene.cs</text:span></text:p><text:p><text:span text:style-name="T24"><text:s text:c="4"/></text:span><text:span text:style-name="T24">|-- ...</text:span></text:p></draw:text-box></draw:frame><text:bookmark-start text:name="__RefHeading___Toc1028_1255792522"/>Dateien vorbereiten<text:bookmark-end text:name="__RefHeading___Toc1028_1255792522"/></text:h>
      <text:p text:style-name="P32">Leider sind Cutscenes ein Lost Feature. Sie wurden niemals zu Ende entwickelt. Darum funktionieren sie nicht auf normalem Wege. Allerdings kannst du die CS-Dateien anpassen. Durch hinzufügen weiterer Knoten kannst Du sie nutzbar machen.</text:p>
      <text:p text:style-name="P32">Die Knoten befinden sich innerhalb eines Zeitstrahl. Die Position eines Knoten steht in <text:s/><text:span text:style-name="T14">&lt;</text:span><text:span text:style-name="T2">Turn</text:span><text:span text:style-name="T14">&gt;0&lt;/</text:span><text:span text:style-name="T2">Turn</text:span><text:span text:style-name="T14">&gt;</text:span>. Das gibt an, nach wie vielen Zehntelsekunden ein Knoten erreicht wird.</text:p>
      <text:p text:style-name="P32">Mit diesem Knoten sagst Du der QSB, dass ein Flight begonnen hat.</text:p>
      <text:p text:style-name="Standard"><draw:frame text:anchor-type="paragraph" draw:z-index="3" draw:name="Form1_ 1" draw:style-name="gr3" draw:text-style-name="P34" svg:width="17.013cm" svg:height="5.4cm" svg:x="0.034cm" svg:y="-0.199cm"><draw:text-box><text:p><text:span text:style-name="T20">&lt;event</text:span><text:span text:style-name="T18"> </text:span><text:span text:style-name="T21">classname=</text:span><text:span text:style-name="T22">"ECam::CCutsceneEventScript"</text:span><text:span text:style-name="T20">&gt;</text:span></text:p><text:p><text:span text:style-name="T18"><text:s text:c="4"/></text:span><text:span text:style-name="T20">&lt;EventType&gt;</text:span><text:span text:style-name="T18">2</text:span><text:span text:style-name="T20">&lt;/EventType&gt;</text:span></text:p><text:p><text:span text:style-name="T18"><text:s text:c="4"/></text:span><text:span text:style-name="T20">&lt;Turn&gt;</text:span><text:span text:style-name="T18">0</text:span><text:span text:style-name="T20">&lt;/Turn&gt;</text:span></text:p><text:p><text:span text:style-name="T18"><text:s text:c="4"/></text:span><text:span text:style-name="T20">&lt;Name&gt;</text:span><text:span text:style-name="T18">SCRIPT_EVENT</text:span><text:span text:style-name="T20">&lt;/Name&gt;</text:span></text:p><text:p><text:span text:style-name="T18"><text:s text:c="4"/></text:span><text:span text:style-name="T20">&lt;PositionX&gt;</text:span><text:span text:style-name="T18">0.0</text:span><text:span text:style-name="T20">&lt;/PositionX&gt;</text:span></text:p><text:p><text:span text:style-name="T18"><text:s text:c="4"/></text:span><text:span text:style-name="T20">&lt;PositionY&gt;</text:span><text:span text:style-name="T18">0.0</text:span><text:span text:style-name="T20">&lt;/PositionY&gt;</text:span></text:p><text:p><text:span text:style-name="T18"><text:s text:c="4"/></text:span><text:span text:style-name="T20">&lt;PositionZ&gt;</text:span><text:span text:style-name="T18">0.0</text:span><text:span text:style-name="T20">&lt;/PositionZ&gt;</text:span></text:p><text:p><text:span text:style-name="T18"><text:s text:c="4"/></text:span><text:span text:style-name="T20">&lt;LookAtX&gt;</text:span><text:span text:style-name="T18">0.0</text:span><text:span text:style-name="T20">&lt;/LookAtX&gt;</text:span></text:p><text:p><text:span text:style-name="T18"><text:s text:c="4"/></text:span><text:span text:style-name="T20">&lt;LookAtY&gt;</text:span><text:span text:style-name="T18">0.0</text:span><text:span text:style-name="T20">&lt;/LookAtY&gt;</text:span></text:p><text:p><text:span text:style-name="T18"><text:s text:c="4"/></text:span><text:span text:style-name="T20">&lt;LookAtZ&gt;</text:span><text:span text:style-name="T18">0.0</text:span><text:span text:style-name="T20">&lt;/LookAtZ&gt;</text:span></text:p><text:p><text:span text:style-name="T18"><text:s text:c="4"/></text:span><text:span text:style-name="T20">&lt;FOV&gt;</text:span><text:span text:style-name="T18">0.0</text:span><text:span text:style-name="T20">&lt;/FOV&gt;</text:span></text:p><text:p><text:span text:style-name="T18"><text:s text:c="4"/></text:span><text:span text:style-name="T20">&lt;FarClipPlane&gt;</text:span><text:span text:style-name="T18">0.0</text:span><text:span text:style-name="T20">&lt;/FarClipPlane&gt;</text:span></text:p><text:p><text:span text:style-name="T18"><text:s text:c="4"/></text:span><text:span text:style-name="T20">&lt;LookFarAway&gt;</text:span><text:span text:style-name="T18">false</text:span><text:span text:style-name="T20">&lt;/LookFarAway&gt;</text:span></text:p><text:p><text:span text:style-name="T18"><text:s text:c="4"/></text:span><text:span text:style-name="T20">&lt;Script&gt;</text:span><text:span text:style-name="T18">CutsceneFlightStarted(150)</text:span><text:span text:style-name="T20">&lt;/Script&gt;</text:span></text:p><text:p><text:span text:style-name="T20">&lt;/event&gt;</text:span></text:p></draw:text-box></draw:frame><text:span text:style-name="T16">Der Aufruf von </text:span><text:s/><text:span text:style-name="T2">CutsceneFlightStarted</text:span><text:span text:style-name="T16"> teilt der QSB mit, wie lang der Kameraflug ist.</text:span></text:p>
      <text:p text:style-name="Standard">Suche nach den höchsten Zeitpunkt in allen Kameraevents.</text:p>
      <text:p text:style-name="P29"><text:span text:style-name="T16">Gib diese Zahl als Parameter an die Funktion.</text:span></text:p>
      <text:p text:style-name="P26"><draw:frame text:anchor-type="paragraph" draw:z-index="4" draw:name="Form1_ 2" draw:style-name="gr3" draw:text-style-name="P34" svg:width="17.013cm" svg:height="5.4cm" svg:x="0.034cm" svg:y="-0.199cm"><draw:text-box><text:p><text:span text:style-name="T20">&lt;event</text:span><text:span text:style-name="T18"> </text:span><text:span text:style-name="T21">classname=</text:span><text:span text:style-name="T22">"ECam::CCutsceneEventScript"</text:span><text:span text:style-name="T20">&gt;</text:span></text:p><text:p><text:span text:style-name="T18"><text:s text:c="4"/></text:span><text:span text:style-name="T20">&lt;EventType&gt;</text:span><text:span text:style-name="T18">2</text:span><text:span text:style-name="T20">&lt;/EventType&gt;</text:span></text:p><text:p><text:span text:style-name="T18"><text:s text:c="4"/></text:span><text:span text:style-name="T20">&lt;Turn&gt;</text:span><text:span text:style-name="T18">150</text:span><text:span text:style-name="T20">&lt;/Turn&gt;</text:span></text:p><text:p><text:span text:style-name="T18"><text:s text:c="4"/></text:span><text:span text:style-name="T20">&lt;Name&gt;</text:span><text:span text:style-name="T18">SCRIPT_EVENT</text:span><text:span text:style-name="T20">&lt;/Name&gt;</text:span></text:p><text:p><text:span text:style-name="T18"><text:s text:c="4"/></text:span><text:span text:style-name="T20">&lt;PositionX&gt;</text:span><text:span text:style-name="T18">0.0</text:span><text:span text:style-name="T20">&lt;/PositionX&gt;</text:span></text:p><text:p><text:span text:style-name="T18"><text:s text:c="4"/></text:span><text:span text:style-name="T20">&lt;PositionY&gt;</text:span><text:span text:style-name="T18">0.0</text:span><text:span text:style-name="T20">&lt;/PositionY&gt;</text:span></text:p><text:p><text:span text:style-name="T18"><text:s text:c="4"/></text:span><text:span text:style-name="T20">&lt;PositionZ&gt;</text:span><text:span text:style-name="T18">0.0</text:span><text:span text:style-name="T20">&lt;/PositionZ&gt;</text:span></text:p><text:p><text:span text:style-name="T18"><text:s text:c="4"/></text:span><text:span text:style-name="T20">&lt;LookAtX&gt;</text:span><text:span text:style-name="T18">0.0</text:span><text:span text:style-name="T20">&lt;/LookAtX&gt;</text:span></text:p><text:p><text:span text:style-name="T18"><text:s text:c="4"/></text:span><text:span text:style-name="T20">&lt;LookAtY&gt;</text:span><text:span text:style-name="T18">0.0</text:span><text:span text:style-name="T20">&lt;/LookAtY&gt;</text:span></text:p><text:p><text:span text:style-name="T18"><text:s text:c="4"/></text:span><text:span text:style-name="T20">&lt;LookAtZ&gt;</text:span><text:span text:style-name="T18">0.0</text:span><text:span text:style-name="T20">&lt;/LookAtZ&gt;</text:span></text:p><text:p><text:span text:style-name="T18"><text:s text:c="4"/></text:span><text:span text:style-name="T20">&lt;FOV&gt;</text:span><text:span text:style-name="T18">0.0</text:span><text:span text:style-name="T20">&lt;/FOV&gt;</text:span></text:p><text:p><text:span text:style-name="T18"><text:s text:c="4"/></text:span><text:span text:style-name="T20">&lt;FarClipPlane&gt;</text:span><text:span text:style-name="T18">0.0</text:span><text:span text:style-name="T20">&lt;/FarClipPlane&gt;</text:span></text:p><text:p><text:span text:style-name="T18"><text:s text:c="4"/></text:span><text:span text:style-name="T20">&lt;LookFarAway&gt;</text:span><text:span text:style-name="T18">false</text:span><text:span text:style-name="T20">&lt;/LookFarAway&gt;</text:span></text:p><text:p><text:span text:style-name="T18"><text:s text:c="4"/></text:span><text:span text:style-name="T20">&lt;Script&gt;</text:span><text:span text:style-name="T18">CutsceneFlightFinished()</text:span><text:span text:style-name="T20">&lt;/Script&gt;</text:span></text:p><text:p><text:span text:style-name="T20">&lt;/event&gt;</text:span></text:p></draw:text-box></draw:frame><text:span text:style-name="T16">Der Aufruf von </text:span><text:s/><text:span text:style-name="T2">CutsceneFlightFinished</text:span><text:span text:style-name="T16"> teilt der QSB mit, das der Kameraflug beendet ist. Das Event muss zur gleichen Zeit ausgeführt werden, wie das letzte Kameraevent.</text:span></text:p>
      <text:p text:style-name="P26"/>
      <text:h text:style-name="P21" text:outline-level="2"><text:bookmark-start text:name="__RefHeading___Toc1030_1255792522"/><text:soft-page-break/>Beispiel<text:span text:style-name="T16">datei</text:span><text:bookmark-end text:name="__RefHeading___Toc1030_1255792522"/></text:h>
      <text:p text:style-name="P27"><draw:frame text:anchor-type="paragraph" draw:z-index="5" draw:name="Form1_ 3" draw:style-name="gr2" draw:text-style-name="P34" svg:width="17.013cm" svg:height="22.672cm" svg:x="0.06cm" svg:y="1.177cm"><draw:text-box><text:p><text:span text:style-name="T23">&lt;?xml version="1.0" encoding="UTF-8" standalone="no"?&gt;</text:span></text:p><text:p><text:span text:style-name="T20">&lt;root&gt;</text:span></text:p><text:p><text:span text:style-name="T18"><text:s text:c="3"/></text:span><text:span text:style-name="T20">&lt;EventCollection</text:span><text:span text:style-name="T20">&gt;</text:span></text:p><text:p><text:span text:style-name="T18"><text:s text:c="6"/></text:span><text:span text:style-name="T20">&lt;event</text:span><text:span text:style-name="T18"> </text:span><text:span text:style-name="T21">classname=</text:span><text:span text:style-name="T22">"ECam::CCutsceneEventCamera"</text:span><text:span text:style-name="T20">&gt;</text:span></text:p><text:p><text:span text:style-name="T18"><text:s text:c="9"/></text:span><text:span text:style-name="T20">&lt;EventType&gt;</text:span><text:span text:style-name="T18">1</text:span><text:span text:style-name="T20">&lt;/EventType&gt;</text:span></text:p><text:p><text:span text:style-name="T18"><text:s text:c="9"/></text:span><text:span text:style-name="T20">&lt;Turn&gt;</text:span><text:span text:style-name="T18">0</text:span><text:span text:style-name="T20">&lt;/Turn&gt;</text:span></text:p><text:p><text:span text:style-name="T18"><text:s text:c="9"/></text:span><text:span text:style-name="T20">&lt;Name&gt;</text:span><text:span text:style-name="T18">CAMERA_EVENT</text:span><text:span text:style-name="T20">&lt;/Name&gt;</text:span></text:p><text:p><text:span text:style-name="T18"><text:s text:c="9"/></text:span><text:span text:style-name="T20">&lt;PositionX&gt;</text:span><text:span text:style-name="T18">255.49679565429688</text:span><text:span text:style-name="T20">&lt;/PositionX&gt;</text:span></text:p><text:p><text:span text:style-name="T18"><text:s text:c="9"/></text:span><text:span text:style-name="T20">&lt;PositionY&gt;</text:span><text:span text:style-name="T18">8601.501953125</text:span><text:span text:style-name="T20">&lt;/PositionY&gt;</text:span></text:p><text:p><text:span text:style-name="T18"><text:s text:c="9"/></text:span><text:span text:style-name="T20">&lt;PositionZ&gt;</text:span><text:span text:style-name="T18">4742.81884765625</text:span><text:span text:style-name="T20">&lt;/PositionZ&gt;</text:span></text:p><text:p><text:span text:style-name="T18"><text:s text:c="9"/></text:span><text:span text:style-name="T20">&lt;LookAtX&gt;</text:span><text:span text:style-name="T18">339.6143798828125</text:span><text:span text:style-name="T20">&lt;/LookAtX&gt;</text:span></text:p><text:p><text:span text:style-name="T18"><text:s text:c="9"/></text:span><text:span text:style-name="T20">&lt;LookAtY&gt;</text:span><text:span text:style-name="T18">8580.3125</text:span><text:span text:style-name="T20">&lt;/LookAtY&gt;</text:span></text:p><text:p><text:span text:style-name="T18"><text:s text:c="9"/></text:span><text:span text:style-name="T20">&lt;LookAtZ&gt;</text:span><text:span text:style-name="T18">4693.0673828125</text:span><text:span text:style-name="T20">&lt;/LookAtZ&gt;</text:span></text:p><text:p><text:span text:style-name="T18"><text:s text:c="9"/></text:span><text:span text:style-name="T20">&lt;Transition&gt;</text:span><text:span text:style-name="T18">Camera New Fly</text:span><text:span text:style-name="T20">&lt;/Transition&gt;</text:span></text:p><text:p><text:span text:style-name="T18"><text:s text:c="9"/></text:span><text:span text:style-name="T20">&lt;FOV&gt;</text:span><text:span text:style-name="T18">42.0</text:span><text:span text:style-name="T20">&lt;/FOV&gt;</text:span></text:p><text:p><text:span text:style-name="T18"><text:s text:c="9"/></text:span><text:span text:style-name="T20">&lt;FarClipPlane&gt;</text:span><text:span text:style-name="T18">100000.0</text:span><text:span text:style-name="T20">&lt;/FarClipPlane&gt;</text:span></text:p><text:p><text:span text:style-name="T18"><text:s text:c="9"/></text:span><text:span text:style-name="T20">&lt;LookFarAway&gt;</text:span><text:span text:style-name="T18">true</text:span><text:span text:style-name="T20">&lt;/LookFarAway&gt;</text:span></text:p><text:p><text:span text:style-name="T18"><text:s text:c="6"/></text:span><text:span text:style-name="T20">&lt;/event&gt;</text:span></text:p><text:p><text:span text:style-name="T18"><text:s text:c="6"/></text:span><text:span text:style-name="T20">&lt;event</text:span><text:span text:style-name="T18"> </text:span><text:span text:style-name="T21">classname=</text:span><text:span text:style-name="T22">"ECam::CCutsceneEventCamera"</text:span><text:span text:style-name="T20">&gt;</text:span></text:p><text:p><text:span text:style-name="T18"><text:s text:c="9"/></text:span><text:span text:style-name="T20">&lt;EventType&gt;</text:span><text:span text:style-name="T18">1</text:span><text:span text:style-name="T20">&lt;/EventType&gt;</text:span></text:p><text:p><text:span text:style-name="T18"><text:s text:c="9"/></text:span><text:span text:style-name="T20">&lt;Turn&gt;</text:span><text:span text:style-name="T18">50</text:span><text:span text:style-name="T20">&lt;/Turn&gt;</text:span></text:p><text:p><text:span text:style-name="T18"><text:s text:c="9"/></text:span><text:span text:style-name="T20">&lt;Name&gt;</text:span><text:span text:style-name="T18">CAMERA_EVENT</text:span><text:span text:style-name="T20">&lt;/Name&gt;</text:span></text:p><text:p><text:span text:style-name="T18"><text:s text:c="9"/></text:span><text:span text:style-name="T20">&lt;PositionX&gt;</text:span><text:span text:style-name="T18">155.83766174316406</text:span><text:span text:style-name="T20">&lt;/PositionX&gt;</text:span></text:p><text:p><text:span text:style-name="T18"><text:s text:c="9"/></text:span><text:span text:style-name="T20">&lt;PositionY&gt;</text:span><text:span text:style-name="T18">5951.05517578125</text:span><text:span text:style-name="T20">&lt;/PositionY&gt;</text:span></text:p><text:p><text:span text:style-name="T18"><text:s text:c="9"/></text:span><text:span text:style-name="T20">&lt;PositionZ&gt;</text:span><text:span text:style-name="T18">4854.02294921875</text:span><text:span text:style-name="T20">&lt;/PositionZ&gt;</text:span></text:p><text:p><text:span text:style-name="T18"><text:s text:c="9"/></text:span><text:span text:style-name="T20">&lt;LookAtX&gt;</text:span><text:span text:style-name="T18">244.05380249023438</text:span><text:span text:style-name="T20">&lt;/LookAtX&gt;</text:span></text:p><text:p><text:span text:style-name="T18"><text:s text:c="9"/></text:span><text:span text:style-name="T20">&lt;LookAtY&gt;</text:span><text:span text:style-name="T18">5966.5322265625</text:span><text:span text:style-name="T20">&lt;/LookAtY&gt;</text:span></text:p><text:p><text:span text:style-name="T18"><text:s text:c="9"/></text:span><text:span text:style-name="T20">&lt;LookAtZ&gt;</text:span><text:span text:style-name="T18">4809.5439453125</text:span><text:span text:style-name="T20">&lt;/LookAtZ&gt;</text:span></text:p><text:p><text:span text:style-name="T18"><text:s text:c="9"/></text:span><text:span text:style-name="T20">&lt;Transition&gt;</text:span><text:span text:style-name="T18">Camera New Fly</text:span><text:span text:style-name="T20">&lt;/Transition&gt;</text:span></text:p><text:p><text:span text:style-name="T18"><text:s text:c="9"/></text:span><text:span text:style-name="T20">&lt;FOV&gt;</text:span><text:span text:style-name="T18">42.0</text:span><text:span text:style-name="T20">&lt;/FOV&gt;</text:span></text:p><text:p><text:span text:style-name="T18"><text:s text:c="9"/></text:span><text:span text:style-name="T20">&lt;FarClipPlane&gt;</text:span><text:span text:style-name="T18">100000.0</text:span><text:span text:style-name="T20">&lt;/FarClipPlane&gt;</text:span></text:p><text:p><text:span text:style-name="T18"><text:s text:c="9"/></text:span><text:span text:style-name="T20">&lt;LookFarAway&gt;</text:span><text:span text:style-name="T18">true</text:span><text:span text:style-name="T20">&lt;/LookFarAway&gt;</text:span></text:p><text:p><text:span text:style-name="T18"><text:s text:c="6"/></text:span><text:span text:style-name="T20">&lt;/event&gt;</text:span></text:p><text:p><text:span text:style-name="T18"><text:s text:c="6"/></text:span><text:span text:style-name="T20">&lt;event</text:span><text:span text:style-name="T18"> </text:span><text:span text:style-name="T21">classname=</text:span><text:span text:style-name="T22">"ECam::CCutsceneEventCamera"</text:span><text:span text:style-name="T20">&gt;</text:span></text:p><text:p><text:span text:style-name="T18"><text:s text:c="9"/></text:span><text:span text:style-name="T20">&lt;EventType&gt;</text:span><text:span text:style-name="T18">1</text:span><text:span text:style-name="T20">&lt;/EventType&gt;</text:span></text:p><text:p><text:span text:style-name="T18"><text:s text:c="9"/></text:span><text:span text:style-name="T20">&lt;Turn&gt;</text:span><text:span text:style-name="T18">100</text:span><text:span text:style-name="T20">&lt;/Turn&gt;</text:span></text:p><text:p><text:span text:style-name="T18"><text:s text:c="9"/></text:span><text:span text:style-name="T20">&lt;Name&gt;</text:span><text:span text:style-name="T18">CAMERA_EVENT</text:span><text:span text:style-name="T20">&lt;/Name&gt;</text:span></text:p><text:p><text:span text:style-name="T18"><text:s text:c="9"/></text:span><text:span text:style-name="T20">&lt;PositionX&gt;</text:span><text:span text:style-name="T18">2401.95703125</text:span><text:span text:style-name="T20">&lt;/PositionX&gt;</text:span></text:p><text:p><text:span text:style-name="T18"><text:s text:c="9"/></text:span><text:span text:style-name="T20">&lt;PositionY&gt;</text:span><text:span text:style-name="T18">58.88963317871094</text:span><text:span text:style-name="T20">&lt;/PositionY&gt;</text:span></text:p><text:p><text:span text:style-name="T18"><text:s text:c="9"/></text:span><text:span text:style-name="T20">&lt;PositionZ&gt;</text:span><text:span text:style-name="T18">5853.421875</text:span><text:span text:style-name="T20">&lt;/PositionZ&gt;</text:span></text:p><text:p><text:span text:style-name="T18"><text:s text:c="9"/></text:span><text:span text:style-name="T20">&lt;LookAtX&gt;</text:span><text:span text:style-name="T18">2447.82958984375</text:span><text:span text:style-name="T20">&lt;/LookAtX&gt;</text:span></text:p><text:p><text:span text:style-name="T18"><text:s text:c="9"/></text:span><text:span text:style-name="T20">&lt;LookAtY&gt;</text:span><text:span text:style-name="T18">132.51173400878906</text:span><text:span text:style-name="T20">&lt;/LookAtY&gt;</text:span></text:p><text:p><text:span text:style-name="T18"><text:s text:c="9"/></text:span><text:span text:style-name="T20">&lt;LookAtZ&gt;</text:span><text:span text:style-name="T18">5803.66748046875</text:span><text:span text:style-name="T20">&lt;/LookAtZ&gt;</text:span></text:p><text:p><text:span text:style-name="T18"><text:s text:c="9"/></text:span><text:span text:style-name="T20">&lt;Transition&gt;</text:span><text:span text:style-name="T18">Camera New Fly</text:span><text:span text:style-name="T20">&lt;/Transition&gt;</text:span></text:p><text:p><text:span text:style-name="T18"><text:s text:c="9"/></text:span><text:span text:style-name="T20">&lt;FOV&gt;</text:span><text:span text:style-name="T18">42.0</text:span><text:span text:style-name="T20">&lt;/FOV&gt;</text:span></text:p><text:p><text:span text:style-name="T18"><text:s text:c="9"/></text:span><text:span text:style-name="T20">&lt;FarClipPlane&gt;</text:span><text:span text:style-name="T18">100000.0</text:span><text:span text:style-name="T20">&lt;/FarClipPlane&gt;</text:span></text:p><text:p><text:span text:style-name="T18"><text:s text:c="9"/></text:span><text:span text:style-name="T20">&lt;LookFarAway&gt;</text:span><text:span text:style-name="T18">true</text:span><text:span text:style-name="T20">&lt;/LookFarAway&gt;</text:span></text:p><text:p><text:span text:style-name="T18"><text:s text:c="6"/></text:span><text:span text:style-name="T20">&lt;/event&gt;</text:span></text:p><text:p><text:span text:style-name="T18"><text:s text:c="6"/></text:span><text:span text:style-name="T20">&lt;event</text:span><text:span text:style-name="T18"> </text:span><text:span text:style-name="T21">classname=</text:span><text:span text:style-name="T22">"ECam::CCutsceneEventCamera"</text:span><text:span text:style-name="T20">&gt;</text:span></text:p><text:p><text:span text:style-name="T18"><text:s text:c="9"/></text:span><text:span text:style-name="T20">&lt;EventType&gt;</text:span><text:span text:style-name="T18">1</text:span><text:span text:style-name="T20">&lt;/EventType&gt;</text:span></text:p><text:p><text:span text:style-name="T18"><text:s text:c="9"/></text:span><text:span text:style-name="T20">&lt;Turn&gt;</text:span><text:span text:style-name="T18">150</text:span><text:span text:style-name="T20">&lt;/Turn&gt;</text:span></text:p><text:p><text:span text:style-name="T18"><text:s text:c="9"/></text:span><text:span text:style-name="T20">&lt;Name&gt;</text:span><text:span text:style-name="T18">CAMERA_EVENT</text:span><text:span text:style-name="T20">&lt;/Name&gt;</text:span></text:p><text:p><text:span text:style-name="T18"><text:s text:c="9"/></text:span><text:span text:style-name="T20">&lt;PositionX&gt;</text:span><text:span text:style-name="T18">8502.4169921875</text:span><text:span text:style-name="T20">&lt;/PositionX&gt;</text:span></text:p><text:p><text:span text:style-name="T18"><text:s text:c="9"/></text:span><text:span text:style-name="T20">&lt;PositionY&gt;</text:span><text:span text:style-name="T18">456.3447265625</text:span><text:span text:style-name="T20">&lt;/PositionY&gt;</text:span></text:p><text:p><text:span text:style-name="T18"><text:s text:c="9"/></text:span><text:span text:style-name="T20">&lt;PositionZ&gt;</text:span><text:span text:style-name="T18">4914.58349609375</text:span><text:span text:style-name="T20">&lt;/PositionZ&gt;</text:span></text:p><text:p><text:span text:style-name="T18"><text:s text:c="9"/></text:span><text:span text:style-name="T20">&lt;LookAtX&gt;</text:span><text:span text:style-name="T18">8472.4384765625</text:span><text:span text:style-name="T20">&lt;/LookAtX&gt;</text:span></text:p><text:p><text:span text:style-name="T18"><text:s text:c="9"/></text:span><text:span text:style-name="T20">&lt;LookAtY&gt;</text:span><text:span text:style-name="T18">540.2723999023438</text:span><text:span text:style-name="T20">&lt;/LookAtY&gt;</text:span></text:p><text:p><text:span text:style-name="T18"><text:s text:c="9"/></text:span><text:span text:style-name="T20">&lt;LookAtZ&gt;</text:span><text:span text:style-name="T18">4869.224609375</text:span><text:span text:style-name="T20">&lt;/LookAtZ&gt;</text:span></text:p><text:p><text:span text:style-name="T18"><text:s text:c="9"/></text:span><text:span text:style-name="T20">&lt;Transition&gt;</text:span><text:span text:style-name="T18">Camera New Fly</text:span><text:span text:style-name="T20">&lt;/Transition&gt;</text:span></text:p><text:p><text:span text:style-name="T18"><text:s text:c="9"/></text:span><text:span text:style-name="T20">&lt;FOV&gt;</text:span><text:span text:style-name="T18">42.0</text:span><text:span text:style-name="T20">&lt;/FOV&gt;</text:span></text:p><text:p><text:span text:style-name="T18"><text:s text:c="9"/></text:span><text:span text:style-name="T20">&lt;FarClipPlane&gt;</text:span><text:span text:style-name="T18">100000.0</text:span><text:span text:style-name="T20">&lt;/FarClipPlane&gt;</text:span></text:p><text:p><text:span text:style-name="T18"><text:s text:c="9"/></text:span><text:span text:style-name="T20">&lt;LookFarAway&gt;</text:span><text:span text:style-name="T18">true</text:span><text:span text:style-name="T20">&lt;/LookFarAway&gt;</text:span></text:p><text:p><text:span text:style-name="T18"><text:s text:c="6"/></text:span><text:span text:style-name="T18"/></text:p></draw:text-box></draw:frame>Abschließend noch ein Beispiel einer vollständigen CS-Datei.</text:p>
      <text:p text:style-name="P27">Es soll Dir helfen, das Format nachzuvollziehen.</text:p>
      <text:h text:style-name="P18" text:outline-level="1"><draw:frame text:anchor-type="paragraph" draw:z-index="6" draw:name="Form1_ 4" draw:style-name="gr1" draw:text-style-name="P34" svg:width="17.013cm" svg:height="11.877cm" svg:x="0.06cm" svg:y="0.078cm"><draw:text-box><text:p><text:span text:style-name="T18"><text:s text:c="6"/></text:span><text:span text:style-name="T19">&lt;!-- Hier beginnen die Steuerevents --&gt;</text:span></text:p><text:p><text:span text:style-name="T18"><text:s text:c="6"/></text:span><text:span text:style-name="T20">&lt;event</text:span><text:span text:style-name="T18"> </text:span><text:span text:style-name="T21">classname=</text:span><text:span text:style-name="T22">"ECam::CCutsceneEventScript"</text:span><text:span text:style-name="T20">&gt;</text:span></text:p><text:p><text:span text:style-name="T18"><text:s text:c="9"/></text:span><text:span text:style-name="T20">&lt;EventType&gt;</text:span><text:span text:style-name="T18">2</text:span><text:span text:style-name="T20">&lt;/EventType&gt;</text:span></text:p><text:p><text:span text:style-name="T18"><text:s text:c="9"/></text:span><text:span text:style-name="T20">&lt;Turn&gt;</text:span><text:span text:style-name="T18">0</text:span><text:span text:style-name="T20">&lt;/Turn&gt;</text:span></text:p><text:p><text:span text:style-name="T18"><text:s text:c="9"/></text:span><text:span text:style-name="T20">&lt;Name&gt;</text:span><text:span text:style-name="T18">SCRIPT_EVENT</text:span><text:span text:style-name="T20">&lt;/Name&gt;</text:span></text:p><text:p><text:span text:style-name="T18"><text:s text:c="9"/></text:span><text:span text:style-name="T20">&lt;PositionX&gt;</text:span><text:span text:style-name="T18">0.0</text:span><text:span text:style-name="T20">&lt;/PositionX&gt;</text:span></text:p><text:p><text:span text:style-name="T18"><text:s text:c="9"/></text:span><text:span text:style-name="T20">&lt;PositionY&gt;</text:span><text:span text:style-name="T18">0.0</text:span><text:span text:style-name="T20">&lt;/PositionY&gt;</text:span></text:p><text:p><text:span text:style-name="T18"><text:s text:c="9"/></text:span><text:span text:style-name="T20">&lt;PositionZ&gt;</text:span><text:span text:style-name="T18">0.0</text:span><text:span text:style-name="T20">&lt;/PositionZ&gt;</text:span></text:p><text:p><text:span text:style-name="T18"><text:s text:c="9"/></text:span><text:span text:style-name="T20">&lt;LookAtX&gt;</text:span><text:span text:style-name="T18">0.0</text:span><text:span text:style-name="T20">&lt;/LookAtX&gt;</text:span></text:p><text:p><text:span text:style-name="T18"><text:s text:c="9"/></text:span><text:span text:style-name="T20">&lt;LookAtY&gt;</text:span><text:span text:style-name="T18">0.0</text:span><text:span text:style-name="T20">&lt;/LookAtY&gt;</text:span></text:p><text:p><text:span text:style-name="T18"><text:s text:c="9"/></text:span><text:span text:style-name="T20">&lt;LookAtZ&gt;</text:span><text:span text:style-name="T18">0.0</text:span><text:span text:style-name="T20">&lt;/LookAtZ&gt;</text:span></text:p><text:p><text:span text:style-name="T18"><text:s text:c="9"/></text:span><text:span text:style-name="T20">&lt;FOV&gt;</text:span><text:span text:style-name="T18">0.0</text:span><text:span text:style-name="T20">&lt;/FOV&gt;</text:span></text:p><text:p><text:span text:style-name="T18"><text:s text:c="9"/></text:span><text:span text:style-name="T20">&lt;FarClipPlane&gt;</text:span><text:span text:style-name="T18">0.0</text:span><text:span text:style-name="T20">&lt;/FarClipPlane&gt;</text:span></text:p><text:p><text:span text:style-name="T18"><text:s text:c="9"/></text:span><text:span text:style-name="T20">&lt;LookFarAway&gt;</text:span><text:span text:style-name="T18">false</text:span><text:span text:style-name="T20">&lt;/LookFarAway&gt;</text:span></text:p><text:p><text:span text:style-name="T18"><text:s text:c="9"/></text:span><text:span text:style-name="T20">&lt;Script&gt;</text:span><text:span text:style-name="T18">CutsceneFlightStarted(150)</text:span><text:span text:style-name="T20">&lt;/Script&gt;</text:span></text:p><text:p><text:span text:style-name="T18"><text:s text:c="6"/></text:span><text:span text:style-name="T20">&lt;/event&gt;</text:span></text:p><text:p><text:span text:style-name="T18"><text:s text:c="6"/></text:span><text:span text:style-name="T20">&lt;event</text:span><text:span text:style-name="T18"> </text:span><text:span text:style-name="T21">classname=</text:span><text:span text:style-name="T22">"ECam::CCutsceneEventScript"</text:span><text:span text:style-name="T20">&gt;</text:span></text:p><text:p><text:span text:style-name="T18"><text:s text:c="9"/></text:span><text:span text:style-name="T20">&lt;EventType&gt;</text:span><text:span text:style-name="T18">2</text:span><text:span text:style-name="T20">&lt;/EventType&gt;</text:span></text:p><text:p><text:span text:style-name="T18"><text:s text:c="9"/></text:span><text:span text:style-name="T20">&lt;Turn&gt;</text:span><text:span text:style-name="T18">150</text:span><text:span text:style-name="T20">&lt;/Turn&gt;</text:span></text:p><text:p><text:span text:style-name="T18"><text:s text:c="9"/></text:span><text:span text:style-name="T20">&lt;Name&gt;</text:span><text:span text:style-name="T18">SCRIPT_EVENT</text:span><text:span text:style-name="T20">&lt;/Name&gt;</text:span></text:p><text:p><text:span text:style-name="T18"><text:s text:c="9"/></text:span><text:span text:style-name="T20">&lt;PositionX&gt;</text:span><text:span text:style-name="T18">0.0</text:span><text:span text:style-name="T20">&lt;/PositionX&gt;</text:span></text:p><text:p><text:span text:style-name="T18"><text:s text:c="9"/></text:span><text:span text:style-name="T20">&lt;PositionY&gt;</text:span><text:span text:style-name="T18">0.0</text:span><text:span text:style-name="T20">&lt;/PositionY&gt;</text:span></text:p><text:p><text:span text:style-name="T18"><text:s text:c="9"/></text:span><text:span text:style-name="T20">&lt;PositionZ&gt;</text:span><text:span text:style-name="T18">0.0</text:span><text:span text:style-name="T20">&lt;/PositionZ&gt;</text:span></text:p><text:p><text:span text:style-name="T18"><text:s text:c="9"/></text:span><text:span text:style-name="T20">&lt;LookAtX&gt;</text:span><text:span text:style-name="T18">0.0</text:span><text:span text:style-name="T20">&lt;/LookAtX&gt;</text:span></text:p><text:p><text:span text:style-name="T18"><text:s text:c="9"/></text:span><text:span text:style-name="T20">&lt;LookAtY&gt;</text:span><text:span text:style-name="T18">0.0</text:span><text:span text:style-name="T20">&lt;/LookAtY&gt;</text:span></text:p><text:p><text:span text:style-name="T18"><text:s text:c="9"/></text:span><text:span text:style-name="T20">&lt;LookAtZ&gt;</text:span><text:span text:style-name="T18">0.0</text:span><text:span text:style-name="T20">&lt;/LookAtZ&gt;</text:span></text:p><text:p><text:span text:style-name="T18"><text:s text:c="9"/></text:span><text:span text:style-name="T20">&lt;FOV&gt;</text:span><text:span text:style-name="T18">0.0</text:span><text:span text:style-name="T20">&lt;/FOV&gt;</text:span></text:p><text:p><text:span text:style-name="T18"><text:s text:c="9"/></text:span><text:span text:style-name="T20">&lt;FarClipPlane&gt;</text:span><text:span text:style-name="T18">0.0</text:span><text:span text:style-name="T20">&lt;/FarClipPlane&gt;</text:span></text:p><text:p><text:span text:style-name="T18"><text:s text:c="9"/></text:span><text:span text:style-name="T20">&lt;LookFarAway&gt;</text:span><text:span text:style-name="T18">false</text:span><text:span text:style-name="T20">&lt;/LookFarAway&gt;</text:span></text:p><text:p><text:span text:style-name="T18"><text:s text:c="9"/></text:span><text:span text:style-name="T20">&lt;Script&gt;</text:span><text:span text:style-name="T18">CutsceneFlightFinished()</text:span><text:span text:style-name="T20">&lt;/Script&gt;</text:span></text:p><text:p><text:span text:style-name="T18"><text:s text:c="6"/></text:span><text:span text:style-name="T20">&lt;/event&gt;</text:span></text:p><text:p><text:span text:style-name="T18"><text:s text:c="3"/></text:span><text:span text:style-name="T20">&lt;/EventCollection&gt;</text:span></text:p><text:p><text:span text:style-name="T20">&lt;/root&gt;</text:span></text:p></draw:text-box></draw:frame></text:h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roman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Fett" style:font-family-generic="roman" style:font-pitch="variable"/>
    <style:font-face style:name="Liberation Serif3" svg:font-family="'Liberation Serif'" style:font-adornments="Standard" style:font-family-generic="roman" style:font-pitch="variable"/>
    <style:font-face style:name="Lucida Sans" svg:font-family="'Lucida Sans'" style:font-family-generic="swiss"/>
    <style:font-face style:name="Lucida Sans Typewriter" svg:font-family="'Lucida Sans Typewriter'" style:font-family-generic="modern" style:font-pitch="fixed"/>
    <style:font-face style:name="Lucida Sans Typewriter1" svg:font-family="'Lucida Sans Typewriter'" style:font-family-generic="modern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>
        <style:tab-stops/>
      </style:paragraph-properties>
      <style:text-properties style:font-name="Liberation Serif3" fo:font-family="'Liberation Serif'" style:font-style-name="Standar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Liberation Serif2" fo:font-family="'Liberation Serif'" style:font-style-name="Fett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erif2" fo:font-family="'Liberation Serif'" style:font-style-name="Fett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style:page-number="auto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text-underline-style="solid" style:text-underline-width="auto" style:text-underline-color="font-color" officeooo:rsid="00196137" officeooo:paragraph-rsid="00196137"/>
    </style:style>
    <style:style style:name="MT1" style:family="text">
      <style:text-properties officeooo:rsid="0091c2c4"/>
    </style:style>
    <style:style style:name="MT2" style:family="text">
      <style:text-properties officeooo:rsid="0064f6d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Cutscene</text:span><text:span text:style-name="MT2"> System</text:span><text:tab/><text:tab/><text:page-number text:select-page="current">5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2T11:00:07.597000000</meta:creation-date>
    <dc:date>2022-12-22T12:35:18.466000000</dc:date>
    <meta:editing-duration>PT11H58M27S</meta:editing-duration>
    <meta:editing-cycles>116</meta:editing-cycles>
    <meta:generator>LibreOffice/7.4.3.2$Windows_X86_64 LibreOffice_project/1048a8393ae2eeec98dff31b5c133c5f1d08b890</meta:generator>
    <meta:document-statistic meta:table-count="0" meta:image-count="0" meta:object-count="0" meta:page-count="5" meta:paragraph-count="44" meta:word-count="387" meta:character-count="2677" meta:non-whitespace-character-count="2329"/>
  </office:meta>
</office:document-meta>
</file>